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7b54" officeooo:paragraph-rsid="000c7b54"/>
    </style:style>
    <style:style style:name="P2" style:family="paragraph" style:parent-style-name="Text_20_body">
      <style:text-properties officeooo:rsid="001c70c4" officeooo:paragraph-rsid="001c70c4"/>
    </style:style>
    <style:style style:name="P3" style:family="paragraph" style:parent-style-name="Text_20_body">
      <style:text-properties officeooo:rsid="001d53d6" officeooo:paragraph-rsid="001d53d6"/>
    </style:style>
    <style:style style:name="P4" style:family="paragraph" style:parent-style-name="Text_20_body">
      <style:text-properties officeooo:rsid="001ebee2" officeooo:paragraph-rsid="001ebee2"/>
    </style:style>
    <style:style style:name="P5" style:family="paragraph" style:parent-style-name="Text_20_body">
      <style:text-properties officeooo:rsid="001fed0e" officeooo:paragraph-rsid="001fed0e"/>
    </style:style>
    <style:style style:name="P6" style:family="paragraph" style:parent-style-name="Text_20_body">
      <style:text-properties officeooo:rsid="00212448" officeooo:paragraph-rsid="00212448"/>
    </style:style>
    <style:style style:name="P7" style:family="paragraph" style:parent-style-name="Text_20_body">
      <style:text-properties fo:font-style="italic" officeooo:rsid="00212448" officeooo:paragraph-rsid="00212448" style:font-style-asian="italic" style:font-style-complex="italic"/>
    </style:style>
    <style:style style:name="P8" style:family="paragraph" style:parent-style-name="Text_20_body">
      <style:text-properties fo:font-style="italic" officeooo:rsid="0022adfe" officeooo:paragraph-rsid="0022adfe" style:font-style-asian="italic" style:font-style-complex="italic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c7b54" officeooo:paragraph-rsid="000c7b54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e684d" officeooo:paragraph-rsid="000e684d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0fc639" officeooo:paragraph-rsid="000fc639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0552a" officeooo:paragraph-rsid="0010552a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07903" officeooo:paragraph-rsid="00107903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27d9b" officeooo:paragraph-rsid="00127d9b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5c6cb" officeooo:paragraph-rsid="0015c6cb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74fc3" officeooo:paragraph-rsid="00174fc3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8f6c3" officeooo:paragraph-rsid="0018f6c3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19abef" officeooo:paragraph-rsid="0019abef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a3672" officeooo:paragraph-rsid="001a3672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1c70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4b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f4b3" style:font-weight-asian="normal" style:font-weight-complex="normal"/>
    </style:style>
    <style:style style:name="T6" style:family="text">
      <style:text-properties officeooo:rsid="000fc639"/>
    </style:style>
    <style:style style:name="T7" style:family="text">
      <style:text-properties officeooo:rsid="0010552a"/>
    </style:style>
    <style:style style:name="T8" style:family="text">
      <style:text-properties officeooo:rsid="0010faac"/>
    </style:style>
    <style:style style:name="T9" style:family="text">
      <style:text-properties officeooo:rsid="001abfdd"/>
    </style:style>
    <style:style style:name="T10" style:family="text">
      <style:text-properties officeooo:rsid="001e4584"/>
    </style:style>
    <style:style style:name="T11" style:family="text">
      <style:text-properties officeooo:rsid="001e951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1992d" style:font-style-asian="normal" style:font-style-complex="normal"/>
    </style:style>
    <style:style style:name="T14" style:family="text">
      <style:text-properties fo:font-style="normal" officeooo:rsid="0022adfe" style:font-style-asian="normal" style:font-style-complex="normal"/>
    </style:style>
    <style:style style:name="T15" style:family="text">
      <style:text-properties fo:font-style="normal" officeooo:rsid="0023a64e" style:font-style-asian="normal" style:font-style-complex="normal"/>
    </style:style>
    <style:style style:name="T16" style:family="text">
      <style:text-properties fo:font-style="normal" officeooo:rsid="0024db58" style:font-style-asian="normal" style:font-style-complex="normal"/>
    </style:style>
    <style:style style:name="T17" style:family="text">
      <style:text-properties officeooo:rsid="002199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Economie et société</text:h>
      <text:p text:style-name="P1">(à l'époque classice / principalement à Athènes)</text:p>
      <text:p text:style-name="P1"/>
      <text:p text:style-name="P1">sources (rares)</text:p>
      <text:p text:style-name="P1"><text:tab/>Les comédies d'<text:span text:style-name="T1">Aristophane</text:span></text:p>
      <text:p text:style-name="P1"><text:tab/>L'<text:span text:style-name="T3">Economique </text:span>de <text:span text:style-name="T1">Xénophon </text:span><text:span text:style-name="T4">(manuel pour gestion d'un domaine/famille qui s'en occupe)</text:span></text:p>
      <text:p text:style-name="P1"><text:tab/>Les peintures sur la céramique</text:p>
      <text:p text:style-name="P1"><text:tab/>Les fouilles archéologiques : mis au jour de fermes, d'outils...</text:p>
      <text:p text:style-name="P1"/>
      <text:h text:style-name="Heading_20_10" text:outline-level="10">Le monde rural</text:h>
      <text:p text:style-name="P9">*Au V° s a.C. une grande partie de la population vit de l'agriculture</text:p>
      <text:p text:style-name="P9">*Classe dirigeantes : tirent leurs revenus de l'exploitation de la terre sans la travailler eux-mêmes.</text:p>
      <text:p text:style-name="P10">(kleros : parcelle du citoyen)</text:p>
      <text:p text:style-name="P10"/>
      <text:p text:style-name="P10">très <text:span text:style-name="T6">p</text:span>eu de grande villa / la sobriété reste une regle de vie pour la plupart <text:span text:style-name="T6">(vaut aussi pour décorations à l'intérieur maison)</text:span></text:p>
      <text:p text:style-name="P11">qulqu lits/table transportables et meubles pliants, vêtements dnas un coffres, couvertures en laines, lampes à huile.</text:p>
      <text:p text:style-name="P11">Pas besoin de bcp aménagement : les hommes passent le + de temps dehors (sur terres/à la chasse pour aristocrates/s'occupent affaires cité et politique : <text:span text:style-name="T7">agora)</text:span></text:p>
      <text:p text:style-name="P10"/>
      <text:p text:style-name="P11">les lieux où on dépense le + = lieux de cultes</text:p>
      <text:p text:style-name="P11"/>
      <text:p text:style-name="P12">On peu avoir plusieurs lots de terres divisé à diff endroit de la cité.</text:p>
      <text:p text:style-name="P12"/>
      <text:p text:style-name="P13">Revenus des proprio sont pour payer esclaves/entretenir oikos(maison)</text:p>
      <text:p text:style-name="P13">Les plus riches n'avaient pas besoin d'autres revenus que ceux de leurs exploitations</text:p>
      <text:p text:style-name="P13"/>
      <text:p text:style-name="P13">*<text:span text:style-name="T8">Propriétaire de petites exploitations = classe majoritaire (peuvent se paayer un équipement d'hoplite pour faire la guerre)</text:span></text:p>
      <text:p text:style-name="P13"/>
      <text:p text:style-name="P14">Sanctuaires sont responsables/ont des terres et des troupeaux (pour libations/sacrifices) </text:p>
      <text:p text:style-name="P14"><text:tab/><text:span text:style-name="T2">terres sacrées</text:span></text:p>
      <text:p text:style-name="P14"><text:span text:style-name="T5"/></text:p>
      <text:p text:style-name="P15"><text:span text:style-name="T5">F</text:span><text:span text:style-name="T4">emmes : métiers à tisser dans la maison</text:span></text:p>
      <text:p text:style-name="P15"><text:span text:style-name="T4"/></text:p>
      <text:p text:style-name="P16"><text:span text:style-name="T4">Esclaves / ouvriers agri : logés/nourris/payés en fonction des ravaux accomplis</text:span></text:p>
      <text:p text:style-name="P17"><text:span text:style-name="T4">seul le régiseur (affranchis/esclave en chef) vit dans de meilleurs conditions</text:span></text:p>
      <text:p text:style-name="P17"><text:span text:style-name="T4"/></text:p>
      <text:h text:style-name="Heading_20_10" text:outline-level="10">Le monde du commerce et de l'artisant</text:h>
      <text:p text:style-name="Text_20_body"/>
      <text:p text:style-name="P18">Les marchands : vendent produits sur l'agora et utilisent souvent troc</text:p>
      <text:p text:style-name="P18">(métiers méprisés par les élites)</text:p>
      <text:p text:style-name="P18"/>
      <text:p text:style-name="P18">Vin(il y avait diff éléments de conservation = miel/eau salé</text:p>
      <text:p text:style-name="P19">Huile indispensable pour éclairage/cuisine/sport...</text:p>
      <text:p text:style-name="P20"><text:span text:style-name="T9">Textiles : activité en partie domestique / fabrication vêtements</text:span></text:p>
      <text:h text:style-name="Heading_20_10" text:outline-level="10"><text:soft-page-break/>Artisant</text:h>
      <text:p text:style-name="Text_20_body"/>
      <text:p text:style-name="P2">Potier très importants car céramique utilisés partout et pour tout (cuisine/transport/pratique culte/déco...)</text:p>
      <text:p text:style-name="P3">Mines = bcp d'escl<text:span text:style-name="T10">a</text:span>ves/<text:span text:style-name="T11">les pires conditions</text:span></text:p>
      <text:p text:style-name="P4">Médecins itinérants et dans sanctuaires</text:p>
      <text:p text:style-name="P5">femmes plus souvent à l'intérieur mais ils arrivent qu'elles soient masseuss/potières/tisseuses (rares) mais ne peuvent pas vendre les produitsles plus cher</text:p>
      <text:p text:style-name="P5"/>
      <text:p text:style-name="P6">ces métiers sont souvent fait par métèques</text:p>
      <text:p text:style-name="P7">rappel<text:span text:style-name="T12"> : un étranger libre devient métèque lorsqu'il se déclare après un mois </text:span><text:span text:style-name="T13">puis payent taxe </text:span><text:span text:style-name="T17">metoikon</text:span><text:span text:style-name="T13">/ont b</text:span><text:span text:style-name="T14">e</text:span><text:span text:style-name="T13">soin d'un garant(qui lui doit être citoyen : le </text:span><text:span text:style-name="T17">prostatès</text:span><text:span text:style-name="T13">), </text:span><text:span text:style-name="T15">un métèque ne peut pas participer à politique</text:span></text:p>
      <text:p text:style-name="P7"><text:span text:style-name="T13"/></text:p>
      <text:p text:style-name="P7"><text:span text:style-name="T13"/></text:p>
      <text:p text:style-name="P8"><text:span text:style-name="T13">L</text:span><text:span text:style-name="T12">ysias : métèque qui écrivait discours poilitques pour citoyens </text:span><text:span text:style-name="T16">(il devient logograph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44S</meta:editing-duration>
    <meta:editing-cycles>27</meta:editing-cycles>
    <meta:generator>LibreOffice/5.3.6.1$Windows_x86 LibreOffice_project/686f202eff87ef707079aeb7f485847613344eb7</meta:generator>
    <dc:date>2017-11-29T10:12:21.884000000</dc:date>
    <meta:document-statistic meta:table-count="0" meta:image-count="0" meta:object-count="0" meta:page-count="2" meta:paragraph-count="38" meta:word-count="392" meta:character-count="2620" meta:non-whitespace-character-count="2260"/>
    <meta:user-defined meta:name="Info 1"/>
    <meta:user-defined meta:name="Info 2"/>
    <meta:user-defined meta:name="Info 3"/>
    <meta:user-defined meta:name="Info 4"/>
  </office:meta>
</office:document-meta>
</file>